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3.6979in" table:align="left"/>
    </style:style>
    <style:style style:name="Table1.A" style:family="table-column">
      <style:table-column-properties style:column-width="0.8632in"/>
    </style:style>
    <style:style style:name="Table1.B" style:family="table-column">
      <style:table-column-properties style:column-width="0.7972in"/>
    </style:style>
    <style:style style:name="Table1.C" style:family="table-column">
      <style:table-column-properties style:column-width="0.9083in"/>
    </style:style>
    <style:style style:name="Table1.D" style:family="table-column">
      <style:table-column-properties style:column-width="1.1292in"/>
    </style:style>
    <style:style style:name="Table1.A1" style:family="table-cell">
      <style:table-cell-properties style:vertical-align="middle" fo:padding="0.0194in" fo:border="none"/>
    </style:style>
    <style:style style:name="Table2" style:family="table">
      <style:table-properties style:width="4.1979in" table:align="left"/>
    </style:style>
    <style:style style:name="Table2.A" style:family="table-column">
      <style:table-column-properties style:column-width="0.8632in"/>
    </style:style>
    <style:style style:name="Table2.B" style:family="table-column">
      <style:table-column-properties style:column-width="1.1931in"/>
    </style:style>
    <style:style style:name="Table2.C" style:family="table-column">
      <style:table-column-properties style:column-width="1.1653in"/>
    </style:style>
    <style:style style:name="Table2.D" style:family="table-column">
      <style:table-column-properties style:column-width="0.9764in"/>
    </style:style>
    <style:style style:name="Table2.A1" style:family="table-cell">
      <style:table-cell-properties style:vertical-align="middle" fo:padding="0.0194in" fo:border="none"/>
    </style:style>
    <style:style style:name="Table3" style:family="table">
      <style:table-properties style:width="3.5049in" table:align="left"/>
    </style:style>
    <style:style style:name="Table3.A" style:family="table-column">
      <style:table-column-properties style:column-width="0.5486in"/>
    </style:style>
    <style:style style:name="Table3.B" style:family="table-column">
      <style:table-column-properties style:column-width="0.9174in"/>
    </style:style>
    <style:style style:name="Table3.C" style:family="table-column">
      <style:table-column-properties style:column-width="0.9556in"/>
    </style:style>
    <style:style style:name="Table3.D" style:family="table-column">
      <style:table-column-properties style:column-width="1.0833in"/>
    </style:style>
    <style:style style:name="Table3.A1" style:family="table-cell">
      <style:table-cell-properties style:vertical-align="middle" fo:padding="0.0194in" fo:border="none"/>
    </style:style>
    <style:style style:name="Table4" style:family="table">
      <style:table-properties style:width="2.9028in" table:align="left"/>
    </style:style>
    <style:style style:name="Table4.A" style:family="table-column">
      <style:table-column-properties style:column-width="0.5486in"/>
    </style:style>
    <style:style style:name="Table4.B" style:family="table-column">
      <style:table-column-properties style:column-width="0.4674in"/>
    </style:style>
    <style:style style:name="Table4.C" style:family="table-column">
      <style:table-column-properties style:column-width="0.8431in"/>
    </style:style>
    <style:style style:name="Table4.D" style:family="table-column">
      <style:table-column-properties style:column-width="1.0438in"/>
    </style:style>
    <style:style style:name="Table4.A1" style:family="table-cell">
      <style:table-cell-properties style:vertical-align="middle" fo:padding="0.0194in" fo:border="none"/>
    </style:style>
    <style:style style:name="Table5" style:family="table">
      <style:table-properties style:width="3.5139in" table:align="left"/>
    </style:style>
    <style:style style:name="Table5.A" style:family="table-column">
      <style:table-column-properties style:column-width="0.8632in"/>
    </style:style>
    <style:style style:name="Table5.B" style:family="table-column">
      <style:table-column-properties style:column-width="0.7639in"/>
    </style:style>
    <style:style style:name="Table5.C" style:family="table-column">
      <style:table-column-properties style:column-width="0.8431in"/>
    </style:style>
    <style:style style:name="Table5.D" style:family="table-column">
      <style:table-column-properties style:column-width="1.0438in"/>
    </style:style>
    <style:style style:name="Table5.A1" style:family="table-cell">
      <style:table-cell-properties style:vertical-align="middle" fo:padding="0.0194in" fo:border="none"/>
    </style:style>
    <style:style style:name="Table6" style:family="table">
      <style:table-properties style:width="3.5139in" table:align="left"/>
    </style:style>
    <style:style style:name="Table6.A" style:family="table-column">
      <style:table-column-properties style:column-width="0.8632in"/>
    </style:style>
    <style:style style:name="Table6.B" style:family="table-column">
      <style:table-column-properties style:column-width="0.7639in"/>
    </style:style>
    <style:style style:name="Table6.C" style:family="table-column">
      <style:table-column-properties style:column-width="0.8431in"/>
    </style:style>
    <style:style style:name="Table6.D" style:family="table-column">
      <style:table-column-properties style:column-width="1.0438in"/>
    </style:style>
    <style:style style:name="Table6.A1" style:family="table-cell">
      <style:table-cell-properties style:vertical-align="middle" fo:padding="0.0194in" fo:border="none"/>
    </style:style>
    <style:style style:name="Table7" style:family="table">
      <style:table-properties style:width="3.5354in" table:align="left"/>
    </style:style>
    <style:style style:name="Table7.A" style:family="table-column">
      <style:table-column-properties style:column-width="0.5486in"/>
    </style:style>
    <style:style style:name="Table7.B" style:family="table-column">
      <style:table-column-properties style:column-width="1.0563in"/>
    </style:style>
    <style:style style:name="Table7.C" style:family="table-column">
      <style:table-column-properties style:column-width="0.8431in"/>
    </style:style>
    <style:style style:name="Table7.D" style:family="table-column">
      <style:table-column-properties style:column-width="1.0875in"/>
    </style:style>
    <style:style style:name="Table7.A1" style:family="table-cell">
      <style:table-cell-properties style:vertical-align="middle" fo:padding="0.0194in" fo:border="none"/>
    </style:style>
    <style:style style:name="Table8" style:family="table">
      <style:table-properties style:width="3.1993in" table:align="left"/>
    </style:style>
    <style:style style:name="Table8.A" style:family="table-column">
      <style:table-column-properties style:column-width="0.5486in"/>
    </style:style>
    <style:style style:name="Table8.B" style:family="table-column">
      <style:table-column-properties style:column-width="0.7639in"/>
    </style:style>
    <style:style style:name="Table8.C" style:family="table-column">
      <style:table-column-properties style:column-width="0.8431in"/>
    </style:style>
    <style:style style:name="Table8.D" style:family="table-column">
      <style:table-column-properties style:column-width="1.0438in"/>
    </style:style>
    <style:style style:name="Table8.A1" style:family="table-cell">
      <style:table-cell-properties style:vertical-align="middle" fo:padding="0.0194in" fo:border="none"/>
    </style:style>
    <style:style style:name="P1" style:family="paragraph" style:parent-style-name="Text_20_body">
      <style:text-properties fo:font-weight="normal"/>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in" fo:line-height="120%" style:writing-mode="lr-tb"/>
      <style:text-properties fo:font-variant="normal" fo:text-transform="none" fo:color="#000000" style:text-line-through-style="none" style:font-name="Times New Roman1" fo:font-size="12pt" fo:font-style="normal" style:text-underline-style="none" fo:font-weight="bold" style:text-blinking="false" fo:background-color="transparent"/>
    </style:style>
    <style:style style:name="P4" style:family="paragraph" style:parent-style-name="Text_20_body">
      <style:paragraph-properties fo:margin-top="0in" fo:margin-bottom="0in" fo:line-height="120%" fo:text-align="center" style:justify-single-word="false" style:writing-mode="lr-tb"/>
      <style:text-properties fo:font-variant="normal" fo:text-transform="none" fo:color="#000000" style:text-line-through-style="none" style:font-name="Times New Roman1" fo:font-size="12pt" fo:font-style="normal" style:text-underline-style="none" fo:font-weight="bold" style:text-blinking="false" fo:background-color="transparent"/>
    </style:style>
    <style:style style:name="P5" style:family="paragraph" style:parent-style-name="Text_20_body">
      <style:paragraph-properties fo:margin-top="0in" fo:margin-bottom="0in" fo:line-height="138%" fo:text-align="center" style:justify-single-word="false" style:writing-mode="lr-tb"/>
      <style:text-properties fo:font-variant="normal" fo:text-transform="none" fo:color="#000000" style:text-line-through-style="none" style:font-name="Times New Roman1" fo:font-size="12pt" fo:font-style="normal" style:text-underline-style="none" fo:font-weight="bold" style:text-blinking="false" fo:background-color="transparent"/>
    </style:style>
    <style:style style:name="P6" style:family="paragraph" style:parent-style-name="Text_20_body">
      <style:paragraph-properties fo:margin-top="0in" fo:margin-bottom="0in" fo:line-height="120%"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7" style:family="paragraph" style:parent-style-name="Text_20_body">
      <style:paragraph-properties fo:margin-top="0in" fo:margin-bottom="0in" fo:line-height="120%" fo:text-align="center" style:justify-single-word="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8" style:family="paragraph" style:parent-style-name="Text_20_body">
      <style:paragraph-properties fo:margin-top="0in" fo:margin-bottom="0in" fo:line-height="120%" style:writing-mode="lr-tb"/>
      <style:text-properties fo:font-variant="normal" fo:text-transform="none" fo:color="#000000" style:text-line-through-style="none" style:font-name="Times New Roman1" fo:font-size="12pt" fo:font-style="italic" style:text-underline-style="none" fo:font-weight="bold" style:text-blinking="false" fo:background-color="transparent"/>
    </style:style>
    <style:style style:name="P9" style:family="paragraph" style:parent-style-name="Text_20_body">
      <style:paragraph-properties fo:margin-top="0in" fo:margin-bottom="0in" fo:line-height="120%" style:writing-mode="lr-tb"/>
      <style:text-properties fo:font-variant="normal" fo:text-transform="none" fo:color="#000000" style:text-line-through-style="none" style:text-underline-style="none" style:text-blinking="false" fo:background-color="transparent"/>
    </style:style>
    <style:style style:name="P10" style:family="paragraph" style:parent-style-name="Text_20_body">
      <style:paragraph-properties fo:margin-top="0in" fo:margin-bottom="0in" fo:line-height="120%" fo:text-align="center" style:justify-single-word="false" style:writing-mode="lr-tb"/>
      <style:text-properties fo:font-variant="normal" fo:text-transform="none" fo:color="#000000" style:text-line-through-style="none" style:text-underline-style="none" style:text-blinking="false" fo:background-color="transparent"/>
    </style:style>
    <style:style style:name="P11" style:family="paragraph" style:parent-style-name="Text_20_body">
      <style:paragraph-properties fo:margin-top="0in" fo:margin-bottom="0in" fo:line-height="120%" style:writing-mode="lr-tb"/>
      <style:text-properties fo:font-weight="normal"/>
    </style:style>
    <style:style style:name="P12" style:family="paragraph" style:parent-style-name="Text_20_body" style:list-style-name="L1">
      <style:paragraph-properties fo:margin-top="0in" fo:margin-bottom="0in" fo:line-height="120%"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13" style:family="paragraph" style:parent-style-name="Text_20_body" style:list-style-name="L8">
      <style:paragraph-properties fo:margin-top="0in" fo:margin-bottom="0in" fo:line-height="120%"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14" style:family="paragraph" style:parent-style-name="Text_20_body" style:list-style-name="L9">
      <style:paragraph-properties fo:margin-top="0in" fo:margin-bottom="0in" fo:line-height="120%"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15" style:family="paragraph" style:parent-style-name="Text_20_body" style:list-style-name="L14">
      <style:paragraph-properties fo:margin-top="0in" fo:margin-bottom="0in" fo:line-height="120%"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16" style:family="paragraph" style:parent-style-name="Text_20_body" style:list-style-name="L15">
      <style:paragraph-properties fo:margin-top="0in" fo:margin-bottom="0in" fo:line-height="120%"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17" style:family="paragraph" style:parent-style-name="Table_20_Contents">
      <style:paragraph-properties fo:margin-top="0in" fo:margin-bottom="0.1965in" fo:padding="0.0728in" fo:border="0.0008in solid #000000"/>
    </style:style>
    <style:style style:name="P18" style:family="paragraph" style:parent-style-name="Table_20_Contents">
      <style:paragraph-properties fo:margin-top="0in" fo:margin-bottom="0in" fo:line-height="120%" fo:padding="0.0728in" fo:border="0.0008in solid #000000"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19" style:family="paragraph" style:parent-style-name="Table_20_Contents">
      <style:paragraph-properties fo:margin-top="0in" fo:margin-bottom="0in" fo:line-height="120%" fo:text-align="center" style:justify-single-word="false" fo:padding="0.0728in" fo:border="0.0008in solid #000000"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0" style:family="paragraph" style:parent-style-name="Table_20_Contents">
      <style:paragraph-properties fo:margin-top="0in" fo:margin-bottom="0in" fo:line-height="120%" fo:text-align="center" style:justify-single-word="false" fo:padding="0.0728in" fo:border="0.0008in solid #000000" style:writing-mode="lr-tb"/>
    </style:style>
    <style:style style:name="P21" style:family="paragraph" style:parent-style-name="Table_20_Contents" style:list-style-name="L2">
      <style:paragraph-properties fo:margin-top="0in" fo:margin-bottom="0in" fo:line-height="120%" fo:background-color="transparent" fo:padding="0.0728in" fo:border="0.0008in solid #000000"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2" style:family="paragraph" style:parent-style-name="Table_20_Contents" style:list-style-name="L3">
      <style:paragraph-properties fo:margin-top="0in" fo:margin-bottom="0in" fo:line-height="120%" fo:background-color="transparent" fo:padding="0.0728in" fo:border="0.0008in solid #000000"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3" style:family="paragraph" style:parent-style-name="Table_20_Contents" style:list-style-name="L4">
      <style:paragraph-properties fo:margin-top="0in" fo:margin-bottom="0in" fo:line-height="120%" fo:background-color="transparent" fo:padding="0.0728in" fo:border="0.0008in solid #000000"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4" style:family="paragraph" style:parent-style-name="Table_20_Contents" style:list-style-name="L5">
      <style:paragraph-properties fo:margin-top="0in" fo:margin-bottom="0in" fo:line-height="120%" fo:background-color="transparent" fo:padding="0.0728in" fo:border="0.0008in solid #000000"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5" style:family="paragraph" style:parent-style-name="Table_20_Contents" style:list-style-name="L6">
      <style:paragraph-properties fo:margin-top="0in" fo:margin-bottom="0in" fo:line-height="120%" fo:background-color="transparent" fo:padding="0.0728in" fo:border="0.0008in solid #000000"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6" style:family="paragraph" style:parent-style-name="Table_20_Contents" style:list-style-name="L7">
      <style:paragraph-properties fo:margin-top="0in" fo:margin-bottom="0in" fo:line-height="120%" fo:background-color="transparent" fo:padding="0.0728in" fo:border="0.0008in solid #000000"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7" style:family="paragraph" style:parent-style-name="Table_20_Contents" style:list-style-name="L10">
      <style:paragraph-properties fo:margin-top="0in" fo:margin-bottom="0in" fo:line-height="120%" fo:background-color="transparent" fo:padding="0.0728in" fo:border="0.0008in solid #000000"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8" style:family="paragraph" style:parent-style-name="Table_20_Contents" style:list-style-name="L11">
      <style:paragraph-properties fo:margin-top="0in" fo:margin-bottom="0in" fo:line-height="120%" fo:background-color="transparent" fo:padding="0.0728in" fo:border="0.0008in solid #000000"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9" style:family="paragraph" style:parent-style-name="Table_20_Contents" style:list-style-name="L12">
      <style:paragraph-properties fo:margin-top="0in" fo:margin-bottom="0in" fo:line-height="120%" fo:background-color="transparent" fo:padding="0.0728in" fo:border="0.0008in solid #000000"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30" style:family="paragraph" style:parent-style-name="Table_20_Contents" style:list-style-name="L13">
      <style:paragraph-properties fo:margin-top="0in" fo:margin-bottom="0in" fo:line-height="120%" fo:background-color="transparent" fo:padding="0.0728in" fo:border="0.0008in solid #000000"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31" style:family="paragraph" style:parent-style-name="Table_20_Contents">
      <style:paragraph-properties fo:margin-left="0.0693in" fo:margin-right="0in" fo:margin-top="0in" fo:margin-bottom="0in" fo:line-height="120%" fo:text-align="center" style:justify-single-word="false" fo:text-indent="0in" style:auto-text-indent="false" fo:padding="0.0728in" fo:border="0.0008in solid #000000"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Times New Roman1" fo:font-size="12pt" fo:font-style="normal" style:text-underline-style="none" style:text-blinking="false" fo:background-color="transparent"/>
    </style:style>
    <style:style style:name="T2"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Times New Roman1" fo:font-size="12pt" fo:font-style="normal" style:text-underline-style="none" fo:font-weight="bold" style:text-blinking="false" fo:background-color="transparent"/>
    </style:style>
    <style:style style:name="T4" style:family="text">
      <style:text-properties fo:font-variant="normal" fo:text-transform="none" fo:color="#000000" style:text-line-through-style="none" style:font-name="Times New Roman1" fo:font-size="6.75pt" fo:font-style="normal" style:text-underline-style="none" fo:font-weight="normal" style:text-blinking="false" fo:background-color="transparent"/>
    </style:style>
    <style:style style:name="T5" style:family="text">
      <style:text-properties fo:font-variant="normal" fo:text-transform="none" fo:color="#000000" style:text-line-through-style="none" style:text-underline-style="none" style:text-blinking="false" fo:background-color="transparent"/>
    </style:style>
    <style:style style:name="T6" style:family="text">
      <style:text-properties fo:font-variant="normal" fo:text-transform="none" fo:color="#0000ff" style:text-line-through-style="none" style:text-underline-style="none" style:text-blinking="false" fo:background-color="transparent"/>
    </style:style>
    <style:style style:name="T7" style:family="text">
      <style:text-properties fo:font-variant="normal" fo:text-transform="none" fo:color="#ff0000" style:text-line-through-style="none" style:font-name="Times New Roman1" fo:font-size="12pt" fo:font-style="normal" style:text-underline-style="none" style:text-blinking="false" fo:background-color="transparent"/>
    </style:style>
    <style:style style:name="T8" style:family="text">
      <style:text-properties fo:font-variant="normal" fo:text-transform="none" fo:color="#ff0000" style:text-line-through-style="none" style:font-name="Times New Roman1" fo:font-size="12pt" fo:font-style="normal" style:text-underline-style="none" fo:font-weight="bold" style:text-blinking="false" fo:background-color="transparent"/>
    </style:style>
    <style:style style:name="T9" style:family="text">
      <style:text-properties fo:font-variant="normal" fo:text-transform="none" fo:color="#ff0000" style:text-line-through-style="solid" style:font-name="Times New Roman1" fo:font-size="12pt" fo:font-style="normal" fo:background-color="transparent"/>
    </style:style>
    <style:style style:name="T10" style:family="text">
      <style:text-properties fo:font-variant="normal" fo:text-transform="none" fo:color="#111111" style:text-line-through-style="none" style:font-name="Times New Roman1" fo:font-size="12pt" fo:font-style="normal" style:text-underline-style="none" style:text-blinking="false" fo:background-color="transparen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6e6cf34d-63a6-5eee-0dd4-7e31295fffb7"/>1.0 INTRODUCTION</text:p>
      <text:p text:style-name="Text_20_body"/>
      <text:p text:style-name="P6">This system design report details the design and implementation of an embedded implant system for lab animals in a research environment. This system will aid in research environments that use lab animals for testing purposes. In normal lab environments it can be difficult for researchers to take precise multiple measurements of lab animals for data acquisition purposes. Therefore a system that will allow the researcher to make quick, easy measurements from lab animals and efficiently process the data would provide a great benefit to many research companies. This design was created after careful analysis of client needs, thorough research, and consideration of final deliverables. The proposed design calls for a three subsystem approach made of an implant, a base station, and a web application. The implant will be surgically implanted in the rat and will collect the data. The implant will be wirelessly powered and communicated with by the base station. The base station will in turn collect the data and wirelessly transfer the data to a web app that will collect and display information to the user. Our design will meet the specific needs of our client as defined below while also leaving room for flexibility for future applications.</text:p>
      <text:p text:style-name="Text_20_body"/>
      <text:p text:style-name="P6">In order to fully summarize the proposed design, the paper will first outline the problem and the needs of the client. Then the necessary performance </text:p>
      <text:p text:style-name="Text_20_body"/>
      <text:p text:style-name="P3">2.0 DESIGN PROJECT BACKGROUND</text:p>
      <text:p text:style-name="Text_20_body"/>
      <text:p text:style-name="P3">2.1 Problem Definition</text:p>
      <text:p text:style-name="P11"><text:span text:style-name="T1">The methods that scientists currently use to collect data from laboratory rats are highly inefficient. Each time a scientist needs to analyze data from a single rat, he or she has to repeatedly collect blood or urine samples, which is time-consuming and expensive. Therefore, Dr. Valvano needs a data acquisition system that will allow scientists to monitor the data more efficiently and at a lower cost.</text:span><text:span text:style-name="T6"> </text:span><text:span text:style-name="T1">He requires that we reconstruct and improve upon the design of a three-part system that he and a graduate student, Andrew Wang, have partially implemented. The first component needs to be batteryless and wireless implant that will be embedded into a rat and collect data from sensors. The second component needs to be a base station that will use induction coils to wirelessly power and communicate with the implant. The third component needs to be a user interface that will receive commands from a user, communicate with the base station, and display the collected data. The idea is that a scientist would send a command from the user interface to the base station to power the implant. From there, the implant would collect data and communicate that data back to the base station and to the user interface for the scientist to monitor and analyze.</text:span></text:p>
      <text:p text:style-name="Text_20_body"/>
      <text:p text:style-name="P3">2.2 Needs Analysis</text:p>
      <text:p text:style-name="P6">As the primary stakeholder of our project, Dr. Valvano needs a data acquisition system that allows scientists to monitor data from laboratory rats more efficiently and at a lower cost. In order for our team to design such a system, Dr.Valvano has provided us with a set of requirements.</text:p>
      <text:p text:style-name="P6">The following list outlines Dr. Valvano’s needs for the data acquisition system.</text:p>
      <text:list xml:id="list7564479351693147866" text:style-name="L1">
        <text:list-item>
          <text:p text:style-name="P12">The system needs to consist of an implant, base station, and web application in order to compartmentalize functionality.</text:p>
        </text:list-item>
        <text:list-item>
          <text:p text:style-name="P12"><text:soft-page-break/>The implant needs to have a long lifespan so that it can be embedded in a rat and not have to be consistently replaced.</text:p>
        </text:list-item>
        <text:list-item>
          <text:p text:style-name="P12">The implant needs to be small enough so that it can be embedded into a rat without affecting how the rat functions.</text:p>
        </text:list-item>
        <text:list-item>
          <text:p text:style-name="P12">The implant needs to be sterile and biocompatible so that it can be embedded into a rat without causing the rat any harm.</text:p>
        </text:list-item>
        <text:list-item>
          <text:p text:style-name="P12">Because of the environmental constraints, the implant needs to be wireless, cannot have a battery, and cannot have bluetooth or wifi modules. </text:p>
        </text:list-item>
        <text:list-item>
          <text:p text:style-name="P12">The base station needs to use induction coils to wirelessly power the implant since the implant needs to be wireless and cannot have a battery.</text:p>
        </text:list-item>
        <text:list-item>
          <text:p text:style-name="P12">The implant needs to flash an LED on and off so that the users know when the implant is powered.</text:p>
        </text:list-item>
        <text:list-item>
          <text:p text:style-name="P12">The implant needs to accurately collect temperature and acceleration data so that the users can monitor and analyze the temperature and acceleration of a rat.</text:p>
        </text:list-item>
        <text:list-item>
          <text:p text:style-name="P12">The implant and the base station need to use induction coils to wirelessly communicate with each other in order to send and receive commands and data.</text:p>
        </text:list-item>
        <text:list-item>
          <text:p text:style-name="P12">The base station and the web application need to wirelessly communicate with each other in order to send and receive commands and data.</text:p>
        </text:list-item>
        <text:list-item>
          <text:p text:style-name="P12">The web application needs to be accessible and scalable in order to maximize user population.</text:p>
        </text:list-item>
        <text:list-item>
          <text:p text:style-name="P12">The web application needs to accept input from a user so that the user can request data from the implant.</text:p>
        </text:list-item>
        <text:list-item>
          <text:p text:style-name="P12">The web application needs to display the data from the implant real-time so that the users can easily monitor and analyze it.</text:p>
        </text:list-item>
        <text:list-item>
          <text:p text:style-name="P12">The web application needs to accurately store the data in a database so that the users can view a historical record of the data.</text:p>
        </text:list-item>
        <text:list-item>
          <text:p text:style-name="P12">The system needs to be secure in order to protect any proprietary information and confidential data.</text:p>
        </text:list-item>
      </text:list>
      <text:p text:style-name="Text_20_body"/>
      <text:p text:style-name="P3">Design Functionality</text:p>
      <text:p text:style-name="Text_20_body"/>
      <text:p text:style-name="P3">2.3 Performance and Environmental Specifications</text:p>
      <text:p text:style-name="P6">In order for our design to satisfy Dr. Valvano’s needs, it must function accurately and efficiently independent of varying environmental conditions. The performance specifications optimize the lifespan of the implant, bandwidth between the implant and base station, scalability and security of the web application, and the response time of the entire system. The environment specifications account for the implant having to operate within a rat, the base station requiring a power supply and internet connection, and the web application needing to function on multiple platforms and browsers. Achieving these specifications will allow our system to operate accurately and efficiently under a variety of external settings.</text:p>
      <text:p text:style-name="Text_20_body"/>
      <text:p text:style-name="P8">2.3.1 Performance Specifications</text:p>
      <text:p text:style-name="P6"><text:soft-page-break/>In order to be used as intended, the system must adhere to specific performance requirements. First, the implant must be able to last within the rat for an extended period of time. Second, the induction coils of the base station must deliver enough power to the implant to be able to drive microprocessor and the sensors on the implant. The exact power required will depend on the sensors we use to take the measurements. Third, the implant will need to be able to take different measurements and communicate them to the base station in an appropriate amount of time. Fourth, these measurements must be accurate to a certain degree to ensure the usefulness of the data. Finally, the base station and implant must communicate in accordance to applicable communication standards. Table 5 describes the performance specifications in more detail.</text:p>
      <text:p text:style-name="Text_20_body"/>
      <text:p text:style-name="P4">Table X. Performance Specification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Subsystem</text:p>
          </table:table-cell>
          <table:table-cell table:style-name="Table1.A1" office:value-type="string">
            <text:p text:style-name="P19">Name</text:p>
          </table:table-cell>
          <table:table-cell table:style-name="Table1.A1" office:value-type="string">
            <text:p text:style-name="P19">Description</text:p>
          </table:table-cell>
          <table:table-cell table:style-name="Table1.A1" office:value-type="string">
            <text:p text:style-name="P19">Specification</text:p>
          </table:table-cell>
        </table:table-row>
        <table:table-row>
          <table:table-cell table:style-name="Table1.A1" office:value-type="string">
            <text:p text:style-name="P19">Implant</text:p>
          </table:table-cell>
          <table:table-cell table:style-name="Table1.A1" office:value-type="string">
            <text:p text:style-name="P19">Minimum Lifespan</text:p>
          </table:table-cell>
          <table:table-cell table:style-name="Table1.A1" office:value-type="string">
            <text:p text:style-name="P19">Minimum length of time that the implant must operate for from the time of implantation</text:p>
          </table:table-cell>
          <table:table-cell table:style-name="Table1.A1" office:value-type="string">
            <text:p text:style-name="P19">6 months</text:p>
          </table:table-cell>
        </table:table-row>
        <table:table-row>
          <table:table-cell table:style-name="Table1.A1" office:value-type="string">
            <text:p text:style-name="P19">Implant and Base Station</text:p>
          </table:table-cell>
          <table:table-cell table:style-name="Table1.A1" office:value-type="string">
            <text:p text:style-name="P19">Minimum Bandwidth</text:p>
          </table:table-cell>
          <table:table-cell table:style-name="Table1.A1" office:value-type="string">
            <text:p text:style-name="P19">Minimum speed at which the implant and base station must transfer bits of data to and from each other</text:p>
          </table:table-cell>
          <table:table-cell table:style-name="Table1.A1" office:value-type="string">
            <text:p text:style-name="P19">1 Hz</text:p>
          </table:table-cell>
        </table:table-row>
        <table:table-row>
          <table:table-cell table:style-name="Table1.A1" office:value-type="string">
            <text:p text:style-name="P19">Web Application</text:p>
          </table:table-cell>
          <table:table-cell table:style-name="Table1.A1" office:value-type="string">
            <text:p text:style-name="P31">Scalability</text:p>
          </table:table-cell>
          <table:table-cell table:style-name="Table1.A1" office:value-type="string">
            <text:p text:style-name="P31">Level of scalability offered by the web <text:soft-page-break/>application</text:p>
          </table:table-cell>
          <table:table-cell table:style-name="Table1.A1" office:value-type="string">
            <text:p text:style-name="P31">Horizontal, Vertical</text:p>
          </table:table-cell>
        </table:table-row>
        <table:table-row>
          <table:table-cell table:style-name="Table1.A1" office:value-type="string">
            <text:p text:style-name="P19">Web Application</text:p>
          </table:table-cell>
          <table:table-cell table:style-name="Table1.A1" office:value-type="string">
            <text:p text:style-name="P31">Security</text:p>
          </table:table-cell>
          <table:table-cell table:style-name="Table1.A1" office:value-type="string">
            <text:p text:style-name="P31">Level of security protecting the web application</text:p>
          </table:table-cell>
          <table:table-cell table:style-name="Table1.A1" office:value-type="string">
            <text:p text:style-name="P31">Authentication, Authorization, Integrity, Encryption, </text:p>
            <text:p text:style-name="P31">Auditing</text:p>
          </table:table-cell>
        </table:table-row>
        <table:table-row>
          <table:table-cell table:style-name="Table1.A1" office:value-type="string">
            <text:p text:style-name="P19">System</text:p>
          </table:table-cell>
          <table:table-cell table:style-name="Table1.A1" office:value-type="string">
            <text:p text:style-name="P19">Maximum Response Time</text:p>
          </table:table-cell>
          <table:table-cell table:style-name="Table1.A1" office:value-type="string">
            <text:p text:style-name="P19">Maximum length of time that the system must respond to the user within</text:p>
          </table:table-cell>
          <table:table-cell table:style-name="Table1.A1" office:value-type="string">
            <text:p text:style-name="P19">1 minute</text:p>
          </table:table-cell>
        </table:table-row>
      </table:table>
      <text:p text:style-name="Text_20_body"/>
      <text:p text:style-name="P8">2.3.2 Environmental Specifications</text:p>
      <text:p text:style-name="P6">The system is intended to be used in a laboratory or some other controlled environment, so there are no harsh or unusual conditions that the base station and user interface must operate under. However, because the implant will be embedded in a live rat, there are environmental requirements that our implant must meet. First, the implant must be small enough to fit inside a rat. Second, the device must be able to function correctly before implantation, and therefore at room temperature. Third, it must operate inside the rat, despite fluctuations of the internal temperature of the rat, which can range anywhere from 35.9° to 39.4° Celsius [10]. Fourth, the implant must be unaffected by any internal fluid surrounding it inside of the rat. Finally, the device must be sterile and biocompatible. This means the implant must be free from bacteria or other living microorganisms and the device must not be harmful to living tissue. This will ensure that the implant does not negatively impact the rat’s health. Table 6 describes the environment specifications in more detail.</text:p>
      <text:p text:style-name="Text_20_body"/>
      <text:p text:style-name="P5">Table X. Environmental Specification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Subsystem</text:p>
          </table:table-cell>
          <table:table-cell table:style-name="Table2.A1" office:value-type="string">
            <text:p text:style-name="P19">Name</text:p>
          </table:table-cell>
          <table:table-cell table:style-name="Table2.A1" office:value-type="string">
            <text:p text:style-name="P19">Description</text:p>
          </table:table-cell>
          <table:table-cell table:style-name="Table2.A1" office:value-type="string">
            <text:p text:style-name="P19">Specification</text:p>
          </table:table-cell>
        </table:table-row>
        <table:table-row>
          <table:table-cell table:style-name="Table2.A1" office:value-type="string">
            <text:p text:style-name="P19">Implant</text:p>
          </table:table-cell>
          <table:table-cell table:style-name="Table2.A1" office:value-type="string">
            <text:p text:style-name="P19">Maximum Footprint</text:p>
          </table:table-cell>
          <table:table-cell table:style-name="Table2.A1" office:value-type="string">
            <text:p text:style-name="P19">Maximum area of the implant</text:p>
          </table:table-cell>
          <table:table-cell table:style-name="Table2.A1" office:value-type="string">
            <text:p text:style-name="P20"><text:span text:style-name="T2">25 cm</text:span><text:span text:style-name="T4">2</text:span></text:p>
          </table:table-cell>
        </table:table-row>
        <table:table-row>
          <table:table-cell table:style-name="Table2.A1" office:value-type="string">
            <text:p text:style-name="P19">Implant</text:p>
          </table:table-cell>
          <table:table-cell table:style-name="Table2.A1" office:value-type="string">
            <text:p text:style-name="P19">Sterility</text:p>
          </table:table-cell>
          <table:table-cell table:style-name="Table2.A1" office:value-type="string">
            <text:p text:style-name="P19">Minimum sterility assurance <text:soft-page-break/>level for the implant</text:p>
          </table:table-cell>
          <table:table-cell table:style-name="Table2.A1" office:value-type="string">
            <text:p text:style-name="P20"><text:span text:style-name="T2">SAL of 10</text:span><text:span text:style-name="T4">-6</text:span><text:span text:style-name="T5"> </text:span><text:span text:style-name="T2">[X]</text:span></text:p>
          </table:table-cell>
        </table:table-row>
        <table:table-row>
          <table:table-cell table:style-name="Table2.A1" office:value-type="string">
            <text:p text:style-name="P19">Implant</text:p>
          </table:table-cell>
          <table:table-cell table:style-name="Table2.A1" office:value-type="string">
            <text:p text:style-name="P19">Biocompatibility</text:p>
          </table:table-cell>
          <table:table-cell table:style-name="Table2.A1" office:value-type="string">
            <text:p text:style-name="P19">Minimum standard of biocompatibility for the implant</text:p>
          </table:table-cell>
          <table:table-cell table:style-name="Table2.A1" office:value-type="string">
            <text:p text:style-name="P19">ISO 10993 [X]</text:p>
          </table:table-cell>
        </table:table-row>
        <table:table-row>
          <table:table-cell table:style-name="Table2.A1" office:value-type="string">
            <text:p text:style-name="P19">Implant</text:p>
          </table:table-cell>
          <table:table-cell table:style-name="Table2.A1" office:value-type="string">
            <text:p text:style-name="P19">Temperature</text:p>
          </table:table-cell>
          <table:table-cell table:style-name="Table2.A1" office:value-type="string">
            <text:p text:style-name="P19">Range of temperature for the implant to operate in</text:p>
          </table:table-cell>
          <table:table-cell table:style-name="Table2.A1" office:value-type="string">
            <text:p text:style-name="P19">15° to 45° C</text:p>
          </table:table-cell>
        </table:table-row>
        <table:table-row>
          <table:table-cell table:style-name="Table2.A1" office:value-type="string">
            <text:p text:style-name="P19">Base Station</text:p>
          </table:table-cell>
          <table:table-cell table:style-name="Table2.A1" office:value-type="string">
            <text:p text:style-name="P19">Power</text:p>
          </table:table-cell>
          <table:table-cell table:style-name="Table2.A1" office:value-type="string">
            <text:p text:style-name="P19">Power source for the base station</text:p>
          </table:table-cell>
          <table:table-cell table:style-name="Table2.A1" office:value-type="string">
            <text:p text:style-name="P19">Access to power outlets </text:p>
          </table:table-cell>
        </table:table-row>
        <table:table-row>
          <table:table-cell table:style-name="Table2.A1" office:value-type="string">
            <text:p text:style-name="P19">Base Station and Web Application</text:p>
          </table:table-cell>
          <table:table-cell table:style-name="Table2.A1" office:value-type="string">
            <text:p text:style-name="P19">Internet</text:p>
          </table:table-cell>
          <table:table-cell table:style-name="Table2.A1" office:value-type="string">
            <text:p text:style-name="P19">Internet connection for the base station and web application</text:p>
          </table:table-cell>
          <table:table-cell table:style-name="Table2.A1" office:value-type="string">
            <text:p text:style-name="P19">Access to secure wifi</text:p>
          </table:table-cell>
        </table:table-row>
        <table:table-row>
          <table:table-cell table:style-name="Table2.A1" office:value-type="string">
            <text:p text:style-name="P19">Web Application</text:p>
          </table:table-cell>
          <table:table-cell table:style-name="Table2.A1" office:value-type="string">
            <text:p text:style-name="P31">Platforms</text:p>
          </table:table-cell>
          <table:table-cell table:style-name="Table2.A1" office:value-type="string">
            <text:p text:style-name="P31">Minimum platforms the web application needs to be accessed on</text:p>
          </table:table-cell>
          <table:table-cell table:style-name="Table2.A1" office:value-type="string">
            <text:p text:style-name="P31">Windows 7, Mac OS X, Linux</text:p>
          </table:table-cell>
        </table:table-row>
        <table:table-row>
          <table:table-cell table:style-name="Table2.A1" office:value-type="string">
            <text:p text:style-name="P19">Web Application</text:p>
          </table:table-cell>
          <table:table-cell table:style-name="Table2.A1" office:value-type="string">
            <text:p text:style-name="P31">Browsers</text:p>
          </table:table-cell>
          <table:table-cell table:style-name="Table2.A1" office:value-type="string">
            <text:p text:style-name="P31">Minimum browsers the web application needs to be accessed on</text:p>
          </table:table-cell>
          <table:table-cell table:style-name="Table2.A1" office:value-type="string">
            <text:p text:style-name="P31">Chrome 49, FireFox 45, Safari 9, Opera 35, Microsoft Edge 24, Internet Explorer 10</text:p>
          </table:table-cell>
        </table:table-row>
      </table:table>
      <text:p text:style-name="Text_20_body"/>
      <text:p text:style-name="P3">2.4 Deliverables</text:p>
      <text:p text:style-name="P6">There are several deliverables that we will provide by the end of the Fall 2016 semester. These project deliverables consist of a prototype of our data acquisition system and the associated documentation. The prototype will be a three-part system consisting of the implant, the base station, and the user interface. The implant will be small and batteryless, and will collect temperature and acceleration data from within a mock rat. The base station will wirelessly power and communicate with the implant and the user interface will display the collected data. The documentation will include both stakeholder and user documentation. The stakeholder documentation will describe our research and our design, and include code, schematic diagrams, circuit board layouts, and design documentation. The user documentation will describe the installation, operation, and maintenance of the system.</text:p>
      <text:p text:style-name="Text_20_body"/>
      <text:p text:style-name="P3">Relevant Standards</text:p>
      <text:p text:style-name="Text_20_body"/>
      <text:p text:style-name="P3">3.0 SYSTEM DESIGN</text:p>
      <text:p text:style-name="P6">The final prototype of the data acquisition system will consist of three subsystems with inputs and outputs to and from the user. The three subsystems consist of an implant, a base station, and a user interface. </text:p>
      <text:p text:style-name="Text_20_body"/>
      <text:p text:style-name="P6">The user interface will allow the user to control the system via commands to the base station. These commands will allow the user to initiate data acquisition, view the requested data, and view a history of past data collected. </text:p>
      <text:p text:style-name="Text_20_body"/>
      <text:p text:style-name="P11"><text:span text:style-name="T1">The base station’s main function is to wirelessly power and communicate with the implant. When powered, the base station will </text:span><text:span text:style-name="T7">power the implant through a pair of coupled induction coils. </text:span><text:span text:style-name="T9">drive an alternating current through a transmission coil located on top of the rat’s cage in order to create an alternating magnetic field through the cage. This alternating magnetic field will then create an alternating current on a receiver coil on the implant located inside the rat.</text:span><text:span text:style-name="T5"> </text:span><text:span text:style-name="T9">Modulation of this magnetic field </text:span><text:span text:style-name="T7">These coils</text:span><text:span text:style-name="T5"> </text:span><text:span text:style-name="T1">will also be used to send commands from the base station to the implant. </text:span></text:p>
      <text:p text:style-name="Text_20_body"/>
      <text:p text:style-name="P6">The implant will then measure the temperature and acceleration of the rat. Next, the implant will relay temperature and acceleration measurements from the rat and the implant’s ID back to the base station through a communication antenna on the implant. This data will then be transmitted to the user through the user interface. </text:p>
      <text:p text:style-name="Text_20_body"/>
      <text:p text:style-name="P10"><draw:frame draw:style-name="fr1" draw:name="graphics1" text:anchor-type="as-char" svg:width="6.5in" svg:height="2.4063in" draw:z-index="0"><draw:image xlink:href="https://lh4.googleusercontent.com/vwRZFB5rn6ciy_5hHI2gGdsoIiWnMBHU5Fj9JrdXi4lWHS6fi_PItgY1ifAwy3Pb7PCKnrUof4hXtDnnON0EYKj9kiqmOtO5cWa8XFnu_-JPDfrkFjdyeIuDOL8EoYw370qIwye5" xlink:type="simple" xlink:show="embed" xlink:actuate="onLoad"/></draw:frame></text:p>
      <text:p text:style-name="P7">Figure X. System Block Diagram </text:p>
      <text:p text:style-name="Text_20_body"/>
      <text:p text:style-name="P11"><text:span text:style-name="T3">3.1 Implant Design </text:span><text:span text:style-name="T8">(too much detail? particularly in spec paragraph)</text:span></text:p>
      <text:p text:style-name="P11"><text:span text:style-name="T1">The implant will collect biomedical data from a laboratory rat in which it is implanted and transmit </text:span><text:soft-page-break/><text:span text:style-name="T1">the data to the base station as shown in </text:span><text:span text:style-name="T7">Figure 1</text:span><text:span text:style-name="T1">.  As discussed before, the implant needs to collect temperature and acceleration data, to wirelessly communicate with the base station, and be wirelessly powered, sterile, biocompatible and small enough to be implanted in a laboratory rat.  Thus, an induction coil, a temperature sensor, and an accelerometer sensor is required. Details of the specifications of the implant will be discussed in the following paragraph.</text:span></text:p>
      <text:p text:style-name="Text_20_body"/>
      <text:p text:style-name="P5">Table X. Implant Input Specificatio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From</text:p>
          </table:table-cell>
          <table:table-cell table:style-name="Table3.A1" office:value-type="string">
            <text:p text:style-name="P19">Name</text:p>
          </table:table-cell>
          <table:table-cell table:style-name="Table3.A1" office:value-type="string">
            <text:p text:style-name="P19">Description</text:p>
          </table:table-cell>
          <table:table-cell table:style-name="Table3.A1" office:value-type="string">
            <text:p text:style-name="P19">Specification</text:p>
          </table:table-cell>
        </table:table-row>
        <table:table-row>
          <table:table-cell table:style-name="Table3.A1" office:value-type="string">
            <text:p text:style-name="P19">Base Station</text:p>
          </table:table-cell>
          <table:table-cell table:style-name="Table3.A1" office:value-type="string">
            <text:p text:style-name="P19">Wireless Power</text:p>
          </table:table-cell>
          <table:table-cell table:style-name="Table3.A1" office:value-type="string">
            <text:p text:style-name="P19">Amount of power transferred within a certain distance</text:p>
          </table:table-cell>
          <table:table-cell table:style-name="Table3.A1" office:value-type="string">
            <text:p text:style-name="P18">Range</text:p>
            <text:list xml:id="list5820026615664985937" text:style-name="L2">
              <text:list-item>
                <text:p text:style-name="P21">0 to 200 mW </text:p>
              </text:list-item>
              <text:list-item>
                <text:p text:style-name="P21">0 to 18 cm</text:p>
              </text:list-item>
            </text:list>
            <text:p text:style-name="P18">Accuracy</text:p>
            <text:list xml:id="list6910531791127720435" text:style-name="L3">
              <text:list-item>
                <text:p text:style-name="P22">± 0.00 mW</text:p>
              </text:list-item>
              <text:list-item>
                <text:p text:style-name="P22">± 0.01 cm</text:p>
              </text:list-item>
            </text:list>
          </table:table-cell>
        </table:table-row>
        <table:table-row>
          <table:table-cell table:style-name="Table3.A1" office:value-type="string">
            <text:p text:style-name="P17"/>
            <text:p text:style-name="P19">Base Station</text:p>
          </table:table-cell>
          <table:table-cell table:style-name="Table3.A1" office:value-type="string">
            <text:p text:style-name="P19">Data Command</text:p>
          </table:table-cell>
          <table:table-cell table:style-name="Table3.A1" office:value-type="string">
            <text:p text:style-name="P19">Command to acquire data</text:p>
          </table:table-cell>
          <table:table-cell table:style-name="Table3.A1" office:value-type="string">
            <text:p text:style-name="P19">See Table X. </text:p>
            <text:p text:style-name="P19">Data Command Specifications</text:p>
          </table:table-cell>
        </table:table-row>
        <table:table-row>
          <table:table-cell table:style-name="Table3.A1" office:value-type="string">
            <text:p text:style-name="P19">Sensor</text:p>
          </table:table-cell>
          <table:table-cell table:style-name="Table3.A1" office:value-type="string">
            <text:p text:style-name="P19">Temperature</text:p>
          </table:table-cell>
          <table:table-cell table:style-name="Table3.A1" office:value-type="string">
            <text:p text:style-name="P19">Temperature measurement</text:p>
          </table:table-cell>
          <table:table-cell table:style-name="Table3.A1" office:value-type="string">
            <text:p text:style-name="P18">Range</text:p>
            <text:list xml:id="list4148269732111485964" text:style-name="L4">
              <text:list-item>
                <text:p text:style-name="P23">15° to 45° C</text:p>
              </text:list-item>
            </text:list>
            <text:p text:style-name="P18">Accuracy</text:p>
            <text:list xml:id="list3624984327629642277" text:style-name="L5">
              <text:list-item>
                <text:p text:style-name="P24">± 0.01° C</text:p>
              </text:list-item>
            </text:list>
          </table:table-cell>
        </table:table-row>
        <table:table-row>
          <table:table-cell table:style-name="Table3.A1" office:value-type="string">
            <text:p text:style-name="P17"/>
            <text:p text:style-name="P19">Sensor</text:p>
          </table:table-cell>
          <table:table-cell table:style-name="Table3.A1" office:value-type="string">
            <text:p text:style-name="P19">Acceleration</text:p>
          </table:table-cell>
          <table:table-cell table:style-name="Table3.A1" office:value-type="string">
            <text:p text:style-name="P19">Acceleration measurement</text:p>
          </table:table-cell>
          <table:table-cell table:style-name="Table3.A1" office:value-type="string">
            <text:p text:style-name="P18">Range</text:p>
            <text:list xml:id="list2681843599883078398" text:style-name="L6">
              <text:list-item>
                <text:p text:style-name="P25">± 2 g</text:p>
              </text:list-item>
            </text:list>
            <text:p text:style-name="P18">Accuracy</text:p>
            <text:list xml:id="list1964514005373177737" text:style-name="L7">
              <text:list-item>
                <text:p text:style-name="P26">0.01 g</text:p>
              </text:list-item>
            </text:list>
          </table:table-cell>
        </table:table-row>
      </table:table>
      <text:p text:style-name="P2"/>
      <text:p text:style-name="Text_20_body"/>
      <text:p text:style-name="P5">Table X. Implant Output Specification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9">To</text:p>
          </table:table-cell>
          <table:table-cell table:style-name="Table4.A1" office:value-type="string">
            <text:p text:style-name="P19">Name</text:p>
          </table:table-cell>
          <table:table-cell table:style-name="Table4.A1" office:value-type="string">
            <text:p text:style-name="P19">Description</text:p>
          </table:table-cell>
          <table:table-cell table:style-name="Table4.A1" office:value-type="string">
            <text:p text:style-name="P19">Specification</text:p>
          </table:table-cell>
        </table:table-row>
        <table:table-row>
          <table:table-cell table:style-name="Table4.A1" office:value-type="string">
            <text:p text:style-name="P19">Base Station</text:p>
          </table:table-cell>
          <table:table-cell table:style-name="Table4.A1" office:value-type="string">
            <text:p text:style-name="P19">Data</text:p>
          </table:table-cell>
          <table:table-cell table:style-name="Table4.A1" office:value-type="string">
            <text:p text:style-name="P19">Results from the data acquisition</text:p>
          </table:table-cell>
          <table:table-cell table:style-name="Table4.A1" office:value-type="string">
            <text:p text:style-name="P19">See Table X.</text:p>
            <text:p text:style-name="P19">Data Specifications</text:p>
          </table:table-cell>
        </table:table-row>
      </table:table>
      <text:p text:style-name="P1"><text:line-break/></text:p>
      <text:list xml:id="list3372287268324404656" text:style-name="L8">
        <text:list-item>
          <text:list>
            <text:list-item>
              <text:p text:style-name="P13">Implementation</text:p>
              <text:list>
                <text:list-item>
                  <text:p text:style-name="P13">RF430</text:p>
                </text:list-item>
                <text:list-item>
                  <text:p text:style-name="P13">LIS3DH (accelerometer)</text:p>
                </text:list-item>
              </text:list>
            </text:list-item>
          </text:list>
        </text:list-item>
      </text:list>
      <text:p text:style-name="P6">-&gt; state why we picked these components</text:p>
      <text:p text:style-name="Text_20_body"/>
      <text:list xml:id="list899279619451448551" text:style-name="L9">
        <text:list-item>
          <text:list>
            <text:list-item>
              <text:p text:style-name="P14">Pseudo Conclusion</text:p>
              <text:list>
                <text:list-item>
                  <text:p text:style-name="P14">Tie back to how our implementation meets the requirements</text:p>
                </text:list-item>
              </text:list>
            </text:list-item>
          </text:list>
        </text:list-item>
      </text:list>
      <text:p text:style-name="Text_20_body"/>
      <text:p text:style-name="P3">3.2 Base Station Design</text:p>
      <text:p text:style-name="P11"><text:span text:style-name="T1">The base station will primarily serve as a power source for the implant and a “middleman” that connects the implant and the web application. The base station will receive and transmit the data sent from the implant to the web application as shown in </text:span><text:span text:style-name="T7">Figure 1</text:span><text:span text:style-name="T1">. </text:span><text:span text:style-name="T3">As mentioned before, in order for the base station to meet our needs to wirelessly power and communicate with the implant, use of induction coil and access to the Internet</text:span><text:span text:style-name="T1">. Details of the input and output specifications to meet the requirements will be discussed in the following paragraph.</text:span></text:p>
      <text:p text:style-name="Text_20_body"/>
      <text:p text:style-name="P11"><text:span text:style-name="T1">The base station requires inputs from three different sources: user inputs, web application inputs, and an implant input. These user inputs include power, Internet connection, power command, data command, and data as presented in the </text:span><text:span text:style-name="T7">table X</text:span><text:span text:style-name="T5"> </text:span><text:span text:style-name="T1">below. </text:span><text:span text:style-name="T3">The user inputs include power and Internet connection</text:span><text:span text:style-name="T1">. First user input is power for the base station which should provide 3.3V and 1A since all of our components require 3.3V voltage and maximum of 1A current in entirety. Second user input is a secure Wifi connection as the base station needs to send and receive commands and data. The inputs from the web application include power command and data command. The power command needs to turn the base station on from standby state, and the data command needs to </text:span><text:span text:style-name="T3">send</text:span><text:span text:style-name="T5"> </text:span><text:span text:style-name="T1">the base station to start and stop data collection, which in turn will be sent to the implant. Both commands will simply have one bit binary data to represent, on/standby and start/stop data collection. The input from the implant is the data collected from the implant. The data will be represented in 16 digit sequence of numbers. In the following section, implementation of our base station will be described to address all the specifications addressed.</text:span></text:p>
      <text:p text:style-name="Text_20_body"/>
      <text:p text:style-name="P5">Table X. Base Station Input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9">From</text:p>
          </table:table-cell>
          <table:table-cell table:style-name="Table5.A1" office:value-type="string">
            <text:p text:style-name="P19">Name</text:p>
          </table:table-cell>
          <table:table-cell table:style-name="Table5.A1" office:value-type="string">
            <text:p text:style-name="P19">Description</text:p>
          </table:table-cell>
          <table:table-cell table:style-name="Table5.A1" office:value-type="string">
            <text:p text:style-name="P19">Specification</text:p>
          </table:table-cell>
        </table:table-row>
        <table:table-row>
          <table:table-cell table:style-name="Table5.A1" office:value-type="string">
            <text:p text:style-name="P19">User</text:p>
          </table:table-cell>
          <table:table-cell table:style-name="Table5.A1" office:value-type="string">
            <text:p text:style-name="P19">Power</text:p>
          </table:table-cell>
          <table:table-cell table:style-name="Table5.A1" office:value-type="string">
            <text:p text:style-name="P19">Power source for the base station</text:p>
          </table:table-cell>
          <table:table-cell table:style-name="Table5.A1" office:value-type="string">
            <text:p text:style-name="P18">Value</text:p>
            <text:list xml:id="list7049840508669564185" text:style-name="L10">
              <text:list-item>
                <text:p text:style-name="P27">3.3 V</text:p>
              </text:list-item>
              <text:list-item>
                <text:p text:style-name="P27">1 A</text:p>
              </text:list-item>
            </text:list>
            <text:p text:style-name="P18">Accuracy</text:p>
            <text:list xml:id="list4138080191292404609" text:style-name="L11">
              <text:list-item>
                <text:p text:style-name="P28">± 0 V</text:p>
              </text:list-item>
              <text:list-item>
                <text:p text:style-name="P28">± 0 A</text:p>
              </text:list-item>
            </text:list>
          </table:table-cell>
        </table:table-row>
        <table:table-row>
          <table:table-cell table:style-name="Table5.A1" office:value-type="string">
            <text:p text:style-name="P17"/>
            <text:p text:style-name="P19">User</text:p>
          </table:table-cell>
          <table:table-cell table:style-name="Table5.A1" office:value-type="string">
            <text:p text:style-name="P19">Internet</text:p>
          </table:table-cell>
          <table:table-cell table:style-name="Table5.A1" office:value-type="string">
            <text:p text:style-name="P19">Internet connection for the base station</text:p>
          </table:table-cell>
          <table:table-cell table:style-name="Table5.A1" office:value-type="string">
            <text:p text:style-name="P19">Secure wifi</text:p>
          </table:table-cell>
        </table:table-row>
        <table:table-row>
          <table:table-cell table:style-name="Table5.A1" office:value-type="string">
            <text:p text:style-name="P19">Web Application</text:p>
          </table:table-cell>
          <table:table-cell table:style-name="Table5.A1" office:value-type="string">
            <text:p text:style-name="P19">Power Command</text:p>
          </table:table-cell>
          <table:table-cell table:style-name="Table5.A1" office:value-type="string">
            <text:p text:style-name="P19">Command to turn on the base station</text:p>
          </table:table-cell>
          <table:table-cell table:style-name="Table5.A1" office:value-type="string">
            <text:p text:style-name="P19">See Table X. </text:p>
            <text:p text:style-name="P19">Power Command Specifications</text:p>
          </table:table-cell>
        </table:table-row>
        <table:table-row>
          <table:table-cell table:style-name="Table5.A1" office:value-type="string">
            <text:p text:style-name="P19">Web Application</text:p>
          </table:table-cell>
          <table:table-cell table:style-name="Table5.A1" office:value-type="string">
            <text:p text:style-name="P19">Data Command</text:p>
          </table:table-cell>
          <table:table-cell table:style-name="Table5.A1" office:value-type="string">
            <text:p text:style-name="P19">Command to acquire data</text:p>
          </table:table-cell>
          <table:table-cell table:style-name="Table5.A1" office:value-type="string">
            <text:p text:style-name="P19">See Table X. </text:p>
            <text:p text:style-name="P19">Data Command Specifications</text:p>
          </table:table-cell>
        </table:table-row>
        <table:table-row>
          <table:table-cell table:style-name="Table5.A1" office:value-type="string">
            <text:p text:style-name="P19">Implant</text:p>
          </table:table-cell>
          <table:table-cell table:style-name="Table5.A1" office:value-type="string">
            <text:p text:style-name="P19">Data</text:p>
          </table:table-cell>
          <table:table-cell table:style-name="Table5.A1" office:value-type="string">
            <text:p text:style-name="P19">Results from the data acquisition</text:p>
          </table:table-cell>
          <table:table-cell table:style-name="Table5.A1" office:value-type="string">
            <text:p text:style-name="P19">See Table X. </text:p>
            <text:p text:style-name="P19">Data Specifications</text:p>
          </table:table-cell>
        </table:table-row>
      </table:table>
      <text:p text:style-name="Text_20_body"/>
      <text:p text:style-name="P5">Table X. Base Station Output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9">To</text:p>
          </table:table-cell>
          <table:table-cell table:style-name="Table6.A1" office:value-type="string">
            <text:p text:style-name="P19">Name</text:p>
          </table:table-cell>
          <table:table-cell table:style-name="Table6.A1" office:value-type="string">
            <text:p text:style-name="P19">Description</text:p>
          </table:table-cell>
          <table:table-cell table:style-name="Table6.A1" office:value-type="string">
            <text:p text:style-name="P19">Specification</text:p>
          </table:table-cell>
        </table:table-row>
        <table:table-row>
          <table:table-cell table:style-name="Table6.A1" office:value-type="string">
            <text:p text:style-name="P19">Implant</text:p>
          </table:table-cell>
          <table:table-cell table:style-name="Table6.A1" office:value-type="string">
            <text:p text:style-name="P19">Wireless Power</text:p>
          </table:table-cell>
          <table:table-cell table:style-name="Table6.A1" office:value-type="string">
            <text:p text:style-name="P19">Amount of power transferred within a certain distance</text:p>
          </table:table-cell>
          <table:table-cell table:style-name="Table6.A1" office:value-type="string">
            <text:p text:style-name="P18">Range</text:p>
            <text:list xml:id="list3724806696069485776" text:style-name="L12">
              <text:list-item>
                <text:p text:style-name="P29">0 to 200 mW </text:p>
              </text:list-item>
              <text:list-item>
                <text:p text:style-name="P29">0 to 18 cm</text:p>
              </text:list-item>
            </text:list>
            <text:p text:style-name="P18">Accuracy</text:p>
            <text:list xml:id="list7154294140094277358" text:style-name="L13">
              <text:list-item>
                <text:p text:style-name="P30">± 0 mW</text:p>
              </text:list-item>
              <text:list-item>
                <text:p text:style-name="P30">± 0.01 cm</text:p>
              </text:list-item>
            </text:list>
          </table:table-cell>
        </table:table-row>
        <table:table-row>
          <table:table-cell table:style-name="Table6.A1" office:value-type="string">
            <text:p text:style-name="P17"/>
            <text:p text:style-name="P19">Implant</text:p>
          </table:table-cell>
          <table:table-cell table:style-name="Table6.A1" office:value-type="string">
            <text:p text:style-name="P19">Data Command</text:p>
          </table:table-cell>
          <table:table-cell table:style-name="Table6.A1" office:value-type="string">
            <text:p text:style-name="P19">Command to acquire data</text:p>
          </table:table-cell>
          <table:table-cell table:style-name="Table6.A1" office:value-type="string">
            <text:p text:style-name="P19">See Table X. </text:p>
            <text:p text:style-name="P19">Data Command Specifications</text:p>
          </table:table-cell>
        </table:table-row>
        <table:table-row>
          <table:table-cell table:style-name="Table6.A1" office:value-type="string">
            <text:p text:style-name="P19">Web Application</text:p>
          </table:table-cell>
          <table:table-cell table:style-name="Table6.A1" office:value-type="string">
            <text:p text:style-name="P19">Data</text:p>
          </table:table-cell>
          <table:table-cell table:style-name="Table6.A1" office:value-type="string">
            <text:p text:style-name="P19">Results from the data acquisition</text:p>
          </table:table-cell>
          <table:table-cell table:style-name="Table6.A1" office:value-type="string">
            <text:p text:style-name="P19">See Table X. </text:p>
            <text:p text:style-name="P19">Data Specifications</text:p>
          </table:table-cell>
        </table:table-row>
      </table:table>
      <text:p text:style-name="Text_20_body"/>
      <text:p text:style-name="P6">The base station will consist of  a coil, an NFC/RFID transceiver, a microcontroller, and a Wifi module to control the subsystem, power and communicate with the implant, and transit data to the web app respectively. TRF7970A will be used for the NFC/RFID transceiver because it can directly control the coil to power the implant and receive the data from the implant. MSP430 will be used for the microcontroller due to its low power nature and its compatibility with TRF7970A. The ESP8266 will be used for the Wifi module because it is small, reliable, and cheap. The coil will be interfaced to the TRF7970A which in turn will be interfaced to the MSP430, and separately, ESP8266 will be interfaced to the MSP430. The TRF7970A will communicate with the MSP430 to transmit data using serial synchronous interface (SSI). The ESP8266 will use universal asynchronous receiver/transmitter (UART) to communicate with the MSP430. We will use a wall power and an AC-DC power converter to power the base station. The AC-DC power converter will output 3.3V and 1A, and TRF7970A, MSP430, and ESP8266 will be connected respectively. As described, our implementation of the base station using the components TRF7970A, ESP8266, and MSP430 will fulfill the requirements to wirelessly power and communicate with the implant and to transmit data received from the implant all the way to the web application.</text:p>
      <text:p text:style-name="Text_20_body"/>
      <text:p text:style-name="P3">3.3 Web Application Design</text:p>
      <text:p text:style-name="P6">The third subsystem of the Data Acquisition System is a web application. In order for the web application to operate as efficiently as possible, it needs to be accessible and scalable. In addition, it needs to receive commands from the user, send commands to and receive data from the base station, display the data back to the user, and store the data in a database. Please refer to Tables X and X below for a detailed description of the web application’s inputs and outputs. Finally, because the data handled by the web application might be confidential, it is important that the web application is secure.</text:p>
      <text:p text:style-name="Text_20_body"/>
      <text:p text:style-name="P5">Table X. Web Application Input Specification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9">From</text:p>
          </table:table-cell>
          <table:table-cell table:style-name="Table7.A1" office:value-type="string">
            <text:p text:style-name="P19">Input</text:p>
          </table:table-cell>
          <table:table-cell table:style-name="Table7.A1" office:value-type="string">
            <text:p text:style-name="P19">Description</text:p>
          </table:table-cell>
          <table:table-cell table:style-name="Table7.A1" office:value-type="string">
            <text:p text:style-name="P19">Specification</text:p>
          </table:table-cell>
        </table:table-row>
        <table:table-row>
          <table:table-cell table:style-name="Table7.A1" office:value-type="string">
            <text:p text:style-name="P19">User</text:p>
          </table:table-cell>
          <table:table-cell table:style-name="Table7.A1" office:value-type="string">
            <text:p text:style-name="P19">Authentication</text:p>
          </table:table-cell>
          <table:table-cell table:style-name="Table7.A1" office:value-type="string">
            <text:p text:style-name="P19">Credentials to access to the web application</text:p>
          </table:table-cell>
          <table:table-cell table:style-name="Table7.A1" office:value-type="string">
            <text:p text:style-name="P19">See Table X. Authentication Specifications</text:p>
          </table:table-cell>
        </table:table-row>
        <table:table-row>
          <table:table-cell table:style-name="Table7.A1" office:value-type="string">
            <text:p text:style-name="P19">User</text:p>
          </table:table-cell>
          <table:table-cell table:style-name="Table7.A1" office:value-type="string">
            <text:p text:style-name="P19">Power Command</text:p>
          </table:table-cell>
          <table:table-cell table:style-name="Table7.A1" office:value-type="string">
            <text:p text:style-name="P19">Command to turn on the base station</text:p>
          </table:table-cell>
          <table:table-cell table:style-name="Table7.A1" office:value-type="string">
            <text:p text:style-name="P19">See Table X. </text:p>
            <text:p text:style-name="P19">Power Command Specifications</text:p>
          </table:table-cell>
        </table:table-row>
        <table:table-row>
          <table:table-cell table:style-name="Table7.A1" office:value-type="string">
            <text:p text:style-name="P19">User</text:p>
          </table:table-cell>
          <table:table-cell table:style-name="Table7.A1" office:value-type="string">
            <text:p text:style-name="P19">Data Command</text:p>
          </table:table-cell>
          <table:table-cell table:style-name="Table7.A1" office:value-type="string">
            <text:p text:style-name="P19">Command to acquire data</text:p>
          </table:table-cell>
          <table:table-cell table:style-name="Table7.A1" office:value-type="string">
            <text:p text:style-name="P19">See Table X. </text:p>
            <text:p text:style-name="P19">Data Command Specifications</text:p>
          </table:table-cell>
        </table:table-row>
        <table:table-row>
          <table:table-cell table:style-name="Table7.A1" office:value-type="string">
            <text:p text:style-name="P19">Base Station</text:p>
          </table:table-cell>
          <table:table-cell table:style-name="Table7.A1" office:value-type="string">
            <text:p text:style-name="P19">Data</text:p>
          </table:table-cell>
          <table:table-cell table:style-name="Table7.A1" office:value-type="string">
            <text:p text:style-name="P19">Results from the data acquisition</text:p>
          </table:table-cell>
          <table:table-cell table:style-name="Table7.A1" office:value-type="string">
            <text:p text:style-name="P19">See Table X. </text:p>
            <text:p text:style-name="P19">Data Specifications</text:p>
          </table:table-cell>
        </table:table-row>
      </table:table>
      <text:p text:style-name="Text_20_body"/>
      <text:p text:style-name="P5">Table X. Web Application Output Specification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9">To</text:p>
          </table:table-cell>
          <table:table-cell table:style-name="Table8.A1" office:value-type="string">
            <text:p text:style-name="P19">Output</text:p>
          </table:table-cell>
          <table:table-cell table:style-name="Table8.A1" office:value-type="string">
            <text:p text:style-name="P19">Description</text:p>
          </table:table-cell>
          <table:table-cell table:style-name="Table8.A1" office:value-type="string">
            <text:p text:style-name="P19">Specification</text:p>
          </table:table-cell>
        </table:table-row>
        <table:table-row>
          <table:table-cell table:style-name="Table8.A1" office:value-type="string">
            <text:p text:style-name="P19">Base Station</text:p>
          </table:table-cell>
          <table:table-cell table:style-name="Table8.A1" office:value-type="string">
            <text:p text:style-name="P19">Power Command</text:p>
          </table:table-cell>
          <table:table-cell table:style-name="Table8.A1" office:value-type="string">
            <text:p text:style-name="P19">Command to turn on the base station</text:p>
          </table:table-cell>
          <table:table-cell table:style-name="Table8.A1" office:value-type="string">
            <text:p text:style-name="P19">See Table X. </text:p>
            <text:p text:style-name="P19">Power Command Specifications</text:p>
          </table:table-cell>
        </table:table-row>
        <table:table-row>
          <table:table-cell table:style-name="Table8.A1" office:value-type="string">
            <text:p text:style-name="P19">Base Station</text:p>
          </table:table-cell>
          <table:table-cell table:style-name="Table8.A1" office:value-type="string">
            <text:p text:style-name="P19">Data Command</text:p>
          </table:table-cell>
          <table:table-cell table:style-name="Table8.A1" office:value-type="string">
            <text:p text:style-name="P19">Command to acquire data</text:p>
          </table:table-cell>
          <table:table-cell table:style-name="Table8.A1" office:value-type="string">
            <text:p text:style-name="P19">See Table X. </text:p>
            <text:p text:style-name="P19">Data Command Specifications</text:p>
          </table:table-cell>
        </table:table-row>
        <table:table-row>
          <table:table-cell table:style-name="Table8.A1" office:value-type="string">
            <text:p text:style-name="P19">User</text:p>
          </table:table-cell>
          <table:table-cell table:style-name="Table8.A1" office:value-type="string">
            <text:p text:style-name="P19">Data</text:p>
          </table:table-cell>
          <table:table-cell table:style-name="Table8.A1" office:value-type="string">
            <text:p text:style-name="P19">Results from the data acquisition</text:p>
          </table:table-cell>
          <table:table-cell table:style-name="Table8.A1" office:value-type="string">
            <text:p text:style-name="P19">See Table X.</text:p>
            <text:p text:style-name="P19">Data Specifications</text:p>
          </table:table-cell>
        </table:table-row>
      </table:table>
      <text:p text:style-name="Text_20_body"/>
      <text:p text:style-name="P6">The web application will be built using IBM Bluemix, a cloud platform for developing accessible and scalable web and mobile applications. In order to secure the web application, we will use the Single Sign On service that is provided by IBM Bluemix. This service requires users who are attempting to access the web application to authenticate themselves. As depicted in Figure X below, we will use the IBM Watson Internet of Things Platform (WIoT) service in order to interface the web application with the base station. As long as both the base station and the web application are connected to the internet, they can use the WIoT service to communicate with each other. In other words, the web application will be able to send commands to the base station and the base station will be able to send data back to the web application. Upon receiving data, the web application will display the data on a web page and store the data in a database. In order to store the data in a database, we will use the Cloudant NoSQL Database service, which is also provided by IBM Bluemix.</text:p>
      <text:p text:style-name="Text_20_body"/>
      <text:p text:style-name="P4">Figure X. Web Application Block Diagram</text:p>
      <text:p text:style-name="P4">&lt;FIGURE&gt;</text:p>
      <text:p text:style-name="Text_20_body"/>
      <text:p text:style-name="P3"><text:soft-page-break/>4.0 USER INTERFACE DESIGN</text:p>
      <text:p text:style-name="P6">The user interface for the Data Acquisition System consists of a web page on the web application and an LED on the implant. Initially, the implant will be off and the base station will be on standby. Through the web page, the user will send a command to the base station to switch it from standby mode to on. Once the base station is on, the user will send a command to the base station to acquire data from the implant. From there, the base station will power the implant. In order to indicate the the implant is on, an LED on the implant will flash on and off. Now that the implant has power, the base station will send a command to the implant to acquire data from the sensors. Once the implant collects temperature and acceleration data, the implant will send the data back to the base station. From there, the base station will send the data back to the web application. Once the web application receives the data, it will store the data into a database as well as display the data on a web page for the user to monitor and analyze.</text:p>
      <text:p text:style-name="Text_20_body"/>
      <text:p text:style-name="P3">5.0 RISK REDUCTION</text:p>
      <text:p text:style-name="P6">We have taken steps to reduce the risks that would prevent us from finishing the project on time. Starting with a preliminary system design, we researched different parts we can use that will simplify our design while adding the additional functionality that was required. We ordered evaluation modules for these parts and began experimenting with them. These experiments showed us that these parts were capable of transmitting power and data through induction coils. We also researched alternate coil topologies we can try if our first designs do not meet our specifications. Additionally, our group met with the graduate student on whose project we based our preliminary design. He told us about all of the snags he ran into and how we could avoid them as well as </text:p>
      <text:list xml:id="list5894567560437623328" text:style-name="L14">
        <text:list-item>
          <text:p text:style-name="P15">Ordered several eval boards for processors we are considering</text:p>
          <text:list>
            <text:list-item>
              <text:p text:style-name="P15">RF communication is possible</text:p>
            </text:list-item>
            <text:list-item>
              <text:p text:style-name="P15">Power requirements are met</text:p>
            </text:list-item>
            <text:list-item>
              <text:p text:style-name="P15">Checked communication and RF ability of processors</text:p>
            </text:list-item>
            <text:list-item>
              <text:p text:style-name="P15">Obtained sample code for use of induction coils</text:p>
            </text:list-item>
          </text:list>
        </text:list-item>
        <text:list-item>
          <text:p text:style-name="P15">Talked to a grad student our project is based on</text:p>
          <text:list>
            <text:list-item>
              <text:p text:style-name="P15">Learned risks they faced</text:p>
            </text:list-item>
            <text:list-item>
              <text:p text:style-name="P15">Optimal coil designs</text:p>
            </text:list-item>
            <text:list-item>
              <text:p text:style-name="P15">Coil topology</text:p>
            </text:list-item>
          </text:list>
        </text:list-item>
        <text:list-item>
          <text:p text:style-name="P15">Research</text:p>
          <text:list>
            <text:list-item>
              <text:p text:style-name="P15">Possible alternate design decisions</text:p>
            </text:list-item>
          </text:list>
        </text:list-item>
      </text:list>
      <text:p text:style-name="Text_20_body"/>
      <text:p text:style-name="P3">6.0 PROTOTYPE COST</text:p>
      <text:p text:style-name="Text_20_body"/>
      <text:p text:style-name="P11"><text:span text:style-name="T1">The total cost for the prototype will be $329.26, as shown in Table 1. We will purchase a MSP-EXP430FR5739 microcontroller from TI for $35 to process data collected from the implant. In addition, we will use a ESP8266 wifi module from SparkFun Electronics for $6.95 to interface our base station with our web application user interface. As the final component of our base station, we will use the </text:span><text:span text:style-name="T10">TRF7970AEVM from TI for $99 to power and communicate with our implant.</text:span><text:span text:style-name="T5"> </text:span><text:span text:style-name="T1">We will use a TI manufactured RF430FRL152HEVM $19.90 low-power processor in our implant to collect </text:span><text:soft-page-break/><text:span text:style-name="T1">sensor data and communicate with our base station. We will order a LIS3DH accelerometer sensor to integrate with our implant microcontroller for $3.78. Finally, we will use a pre-owned variety of 50 resistors and capacitors, valued at $5.00, in our circuit design.  All of the above TI components were generously donated for our project. We have at least one duplicate component for every part as a backup.</text:span></text:p>
      <text:p text:style-name="Text_20_body"/>
      <text:p text:style-name="P4">Table X. Budget Proposal</text:p>
      <text:p text:style-name="P9"><draw:frame draw:style-name="fr1" draw:name="graphics2" text:anchor-type="as-char" svg:width="6.5in" svg:height="2.2602in" draw:z-index="1"><draw:image xlink:href="https://lh3.googleusercontent.com/ospsjaHzIG1xTu7MLqvuXYXbce_aTVGY9kTzTTVyjT5tYpoID5vN1gJuAglQbKT1cZlMoEOPmLM6QBEOBITDQM3rJXwLKAy0aBmCy6u5_y27kux0MR496h0-Kx-YzzzykOlK3gc9" xlink:type="simple" xlink:show="embed" xlink:actuate="onLoad"/></draw:frame></text:p>
      <text:p text:style-name="Text_20_body"/>
      <text:p text:style-name="P3">7.0 TEST PLAN</text:p>
      <text:p text:style-name="P6">Our design project will require a large amount of testing as we will go through many iterations of designs to perfect the coil topology and get the performance to our specifications. We will need an organized plan to ensure that we are efficient in testing.</text:p>
      <text:p text:style-name="Text_20_body"/>
      <text:p text:style-name="P3">7.1 Coil Testing</text:p>
      <text:p text:style-name="P6">Having a coil design that meets our requirements for data and power transfer is the most important part of our project. It will probably have to go through many design revisions, so it is important to have a plan to test each coil design. We will create a testing environment consisting of our base station coil connected to a 13.56MHz function generator. This frequency matches the normal operating frequency. The implant coil designs will be placed 7 inches below the testing coil one at a time and be attached to a DC electronic load set to the current requirement of our implant. The coil should be able to maintain at least 1.45V under the load (the minimum supply voltage of the RF430) which will be measured by an oscilloscope across the coil leads. This voltage will be plotted for various positions underneath the base station coil. This testing will ensure the coil can be used for the implant and further testing.</text:p>
      <text:p text:style-name="Text_20_body"/>
      <text:p text:style-name="P3">7.2 Subsystem Testing</text:p>
      <text:p text:style-name="P6">The three main subsystems of our project will be tested independently to ensure they are working before we put them all together. The implant will be tested twice by seeing if code running on it can blink an off-board LED by controlling a MOSFET. In the first test, the implant will be powered by a bench power supply. In the second test, it will be powered wirelessly through the testing coil mentioned in the previous section. These will allow us to see both if the code itself works and if the coil is sufficient for powering the implant.</text:p>
      <text:p text:style-name="Text_20_body"/>
      <text:p text:style-name="P6"><text:soft-page-break/>For the base station we will first connect an oscilloscope to the coil and see if the signal present is 13.56MHz and that the power in the antenna is close to 200mW (the max power of the TRF7970). If the power output is low, the filter and coil designs will need to be modified. Next we will test its Wi-Fi capability by sending blocks of dummy data to a server. The web application can be tested by reading this dummy data and displaying it.</text:p>
      <text:p text:style-name="Text_20_body"/>
      <text:list xml:id="list3704977258012276610" text:style-name="L15">
        <text:list-item>
          <text:p text:style-name="P16">Implant</text:p>
          <text:list>
            <text:list-item>
              <text:p text:style-name="P16">Data Acquisition </text:p>
              <text:list>
                <text:list-item>
                  <text:p text:style-name="P16">Testing port on implant consisting of mosfet and connector</text:p>
                </text:list-item>
                <text:list-item>
                  <text:p text:style-name="P16">Wire LED to port using external power supply, have RF430 blink LED</text:p>
                </text:list-item>
              </text:list>
            </text:list-item>
            <text:list-item>
              <text:p text:style-name="P16">Power</text:p>
              <text:list>
                <text:list-item>
                  <text:p text:style-name="P16">Implant connected to coil test system and to check if it can be powered</text:p>
                </text:list-item>
              </text:list>
            </text:list-item>
          </text:list>
        </text:list-item>
        <text:list-item>
          <text:p text:style-name="P16">Base Station</text:p>
          <text:list>
            <text:list-item>
              <text:p text:style-name="P16">Power the Coil</text:p>
              <text:list>
                <text:list-item>
                  <text:p text:style-name="P16">Connect base station to coil and see if the part works with our coil (13.56MHz)</text:p>
                </text:list-item>
              </text:list>
            </text:list-item>
            <text:list-item>
              <text:p text:style-name="P16">Test wifi module</text:p>
              <text:list>
                <text:list-item>
                  <text:p text:style-name="P16">Send dummy data to server</text:p>
                </text:list-item>
              </text:list>
            </text:list-item>
          </text:list>
        </text:list-item>
        <text:list-item>
          <text:p text:style-name="P16">Web Application</text:p>
          <text:list>
            <text:list-item>
              <text:p text:style-name="P16">Receive dummy data from server</text:p>
            </text:list-item>
            <text:list-item>
              <text:p text:style-name="P16">Display data</text:p>
            </text:list-item>
          </text:list>
        </text:list-item>
      </text:list>
      <text:p text:style-name="Text_20_body"/>
      <text:p text:style-name="P3">7.3 System Testing</text:p>
      <text:p text:style-name="P6">Once all the subsystems are put together, our group needs to make sure that they all communicate with each other correctly. Using the web application, we will request hundreds of data samples and make sure that they all match what the implant gathered. To do so, we will attach an oscilloscope to one of the ports on the implant that we will make output the data value for easy comparison. If the value from the implant and the value displayed on the web application are different, or if no data is received, there is probably an error in the base station and debugging would begin there.</text:p>
      <text:p text:style-name="Text_20_body"/>
      <text:p text:style-name="P3">8.0 PROJECT SCHEDULE</text:p>
      <text:p text:style-name="Text_20_body"/>
      <text:p text:style-name="P6">As seen in Appendix X, our Gantt chart outlines a schedule to build a prototype two weeks before Open House in November 2016. In order to build, debug, and test our prototype, we have divided </text:p>
      <text:p text:style-name="Text_20_body"/>
      <text:p text:style-name="P3">9.0 CONCLUSIO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8S</meta:editing-duration>
    <meta:editing-cycles>3</meta:editing-cycles>
    <meta:generator>OpenOffice/4.1.1$Win32 OpenOffice.org_project/411m6$Build-9775</meta:generator>
    <dc:date>2016-04-29T15:12:31.08</dc:date>
    <meta:document-statistic meta:table-count="8" meta:image-count="2" meta:object-count="0" meta:page-count="9" meta:paragraph-count="312" meta:word-count="4426" meta:character-count="26238"/>
    <meta:user-defined meta:name="Info 1"/>
    <meta:user-defined meta:name="Info 2"/>
    <meta:user-defined meta:name="Info 3"/>
    <meta:user-defined meta:name="Info 4"/>
  </office:meta>
</office:document-meta>
</file>